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4.15">
            <text:p>$84.15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9.15">
            <text:p>$89.15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50252525252525">
            <text:p>$4.50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4.81176470588235">
            <text:p>$4.81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85.7937647058824">
            <text:p>$85.79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33301841948901">
            <text:p>$4.33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4:0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4:00:48.77</dc:date>
    <dc:creator>Mark Lehr</dc:creator>
    <meta:editing-duration>PT2H17M53S</meta:editing-duration>
    <meta:editing-cycles>6</meta:editing-cycles>
    <meta:document-statistic meta:table-count="1" meta:cell-count="48" meta:object-count="0"/>
  </office:meta>
</office:document-meta>
</file>